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2.29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3cm" fo:min-width="0.8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3cm" fo:min-width="2.29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0.84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9cm" fo:min-width="2.0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cm" fo:min-width="1.02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cm" fo:min-width="1.11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3cm" fo:min-width="0.7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3cm" fo:min-width="2.16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1.118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25cm" fo:min-width="1.533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44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1.38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79cm" fo:min-width="0.309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cm" fo:min-width="0.93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59cm" fo:min-width="0.489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25cm" fo:min-width="1.644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57cm" fo:min-width="1.215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1.425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957cm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479cm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Mono1"/>
    </style:style>
    <style:style style:name="P3" style:family="paragraph">
      <loext:graphic-properties draw:fill-color="#ffffff"/>
      <style:paragraph-properties fo:text-align="center"/>
      <style:text-properties style:font-name="Liberation Mono1"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/>
    </style:style>
    <style:style style:name="P5" style:family="paragraph">
      <loext:graphic-properties draw:fill="none" draw:fill-color="#ffffff"/>
      <style:text-properties style:font-name="Liberation Mono1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27cm" svg:x="2.524cm" svg:y="6.58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2.159cm" svg:x="7.096cm" svg:y="6.08cm">
          <text:p text:style-name="P1"><text:span text:style-name="T1">Twit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2.794cm" svg:height="1.143cm" svg:x="13.7cm" svg:y="5.699cm">
          <text:p text:style-name="P1"><text:span text:style-name="T1">Twe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.905cm" svg:height="1.524cm" svg:x="2.905cm" svg:y="8.747cm">
          <text:p text:style-name="P1"><text:span text:style-name="T2">P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3.556cm" svg:height="1.651cm" svg:x="6.588cm" svg:y="4.048cm">
          <text:p text:style-name="P1"><text:span text:style-name="T1">Time 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.159cm" svg:height="1.016cm" svg:x="9.255cm" svg:y="2.651cm">
          <text:p text:style-name="P1"><text:span text:style-name="T1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2.286cm" svg:height="1.016cm" svg:x="5.445cm" svg:y="2.651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2.54cm" svg:height="2.159cm" svg:x="18.272cm" svg:y="5.191cm">
          <text:p text:style-name="P1"><text:span text:style-name="T1">Conta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4" draw:id="id14" draw:layer="layout" svg:width="2.667cm" svg:height="1.143cm" svg:x="22.59cm" svg:y="5.699cm">
          <text:p text:style-name="P1"><text:span text:style-name="T1">Hashtag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2.286cm" svg:height="1.27cm" svg:x="22.717cm" svg:y="3.667cm">
          <text:p text:style-name="P1"><text:span text:style-name="T2">H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6" draw:id="id16" draw:layer="layout" svg:width="2.921cm" svg:height="1.143cm" svg:x="25.511cm" svg:y="5.699cm">
          <text:p text:style-name="P1"><text:span text:style-name="T1">Time 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7" draw:id="id17" draw:layer="layout" svg:width="2.794cm" svg:height="1.27cm" svg:x="25.511cm" svg:y="7.731cm">
          <text:p text:style-name="P1"><text:span text:style-name="T1">Occu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2.667cm" svg:height="1.27cm" svg:x="13.827cm" svg:y="7.731cm">
          <text:p text:style-name="P1"><text:span text:style-name="T1">Retw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9" draw:id="id9" draw:layer="layout" svg:width="1.143cm" svg:height="0.889cm" svg:x="12.43cm" svg:y="4.302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0" draw:id="id10" draw:layer="layout" svg:width="2.032cm" svg:height="1.016cm" svg:x="13.065cm" svg:y="2.778cm">
          <text:p text:style-name="P1"><text:span text:style-name="T1">Retwe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1" draw:id="id11" draw:layer="layout" svg:width="1.397cm" svg:height="1.143cm" svg:x="15.351cm" svg:y="2.651cm">
          <text:p text:style-name="P1"><text:span text:style-name="T1">Lik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2" draw:id="id12" draw:layer="layout" svg:width="3.078cm" svg:height="1.143cm" svg:x="16.464cm" svg:y="3.685cm">
          <text:p text:style-name="P1"><text:span text:style-name="T1">Time 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3.429cm" svg:height="2.413cm" svg:x="22.209cm" svg:y="8.493cm">
          <text:p text:style-name="P1"><text:span text:style-name="T1">Comes</text:span></text:p>
          <text:p text:style-name="P1"><text:span text:style-name="T1">Alo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" xml:id="id19" draw:id="id19" draw:layer="layout" svg:width="2.769cm" svg:height="1.397cm" svg:x="18.272cm" svg:y="8.971cm">
          <text:p text:style-name="P1"><text:span text:style-name="T1">Pair</text:span></text:p>
          <text:p text:style-name="P1"><text:span text:style-name="T1">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5.318cm" svg:y1="7.223cm" svg:x2="7.096cm" svg:y2="7.16cm" draw:start-shape="id1" draw:start-glue-point="1" draw:end-shape="id2" draw:end-glue-point="5" svg:d="M5318 7223l1778-63" svg:viewBox="0 0 1779 64">
          <text:p/>
        </draw:connector>
        <draw:connector draw:style-name="gr20" draw:text-style-name="P4" draw:layer="layout" draw:type="line" svg:x1="3.921cm" svg:y1="7.858cm" svg:x2="3.858cm" svg:y2="8.747cm" draw:start-shape="id1" draw:start-glue-point="2" draw:end-shape="id3" draw:end-glue-point="4" svg:d="M3921 7858l-63 889" svg:viewBox="0 0 64 890">
          <text:p/>
        </draw:connector>
        <draw:connector draw:style-name="gr20" draw:text-style-name="P4" draw:layer="layout" draw:type="line" svg:x1="8.43cm" svg:y1="6.08cm" svg:x2="8.366cm" svg:y2="5.699cm" draw:start-shape="id2" draw:start-glue-point="4" draw:end-shape="id4" draw:end-glue-point="8" svg:d="M8430 6080l-64-381" svg:viewBox="0 0 65 382">
          <text:p/>
        </draw:connector>
        <draw:connector draw:style-name="gr20" draw:text-style-name="P4" draw:layer="layout" draw:type="line" svg:x1="9.763cm" svg:y1="7.16cm" svg:x2="13.7cm" svg:y2="6.27cm" draw:start-shape="id2" draw:start-glue-point="7" draw:end-shape="id5" draw:end-glue-point="3" svg:d="M9763 7160l3937-890" svg:viewBox="0 0 3938 891">
          <text:p/>
        </draw:connector>
        <draw:connector draw:style-name="gr20" draw:text-style-name="P4" draw:layer="layout" draw:type="line" svg:x1="15.097cm" svg:y1="6.842cm" svg:x2="15.161cm" svg:y2="7.731cm" draw:start-shape="id5" draw:start-glue-point="2" draw:end-shape="id6" draw:end-glue-point="4" svg:d="M15097 6842l64 889" svg:viewBox="0 0 65 890">
          <text:p/>
        </draw:connector>
        <draw:connector draw:style-name="gr20" draw:text-style-name="P4" draw:layer="layout" draw:type="line" svg:x1="7.108cm" svg:y1="4.289cm" svg:x2="6.588cm" svg:y2="3.667cm" draw:start-shape="id4" draw:start-glue-point="5" draw:end-shape="id7" draw:end-glue-point="8" svg:d="M7108 4289l-520-622" svg:viewBox="0 0 521 623">
          <text:p/>
        </draw:connector>
        <draw:connector draw:style-name="gr20" draw:text-style-name="P4" draw:layer="layout" draw:type="line" svg:x1="9.624cm" svg:y1="4.289cm" svg:x2="10.335cm" svg:y2="3.667cm" draw:start-shape="id4" draw:start-glue-point="11" draw:end-shape="id8" draw:end-glue-point="8" svg:d="M9624 4289l711-622" svg:viewBox="0 0 712 623">
          <text:p/>
        </draw:connector>
        <draw:connector draw:style-name="gr20" draw:text-style-name="P4" draw:layer="layout" draw:type="line" svg:x1="15.097cm" svg:y1="5.699cm" svg:x2="13.406cm" svg:y2="5.061cm" draw:start-shape="id5" draw:start-glue-point="0" draw:end-shape="id9" draw:end-glue-point="9" svg:d="M15097 5699l-1691-638" svg:viewBox="0 0 1692 639">
          <text:p/>
        </draw:connector>
        <draw:connector draw:style-name="gr20" draw:text-style-name="P4" draw:layer="layout" draw:type="line" svg:x1="15.097cm" svg:y1="5.699cm" svg:x2="14.081cm" svg:y2="3.794cm" draw:start-shape="id5" draw:start-glue-point="0" draw:end-shape="id10" draw:end-glue-point="8" svg:d="M15097 5699l-1016-1905" svg:viewBox="0 0 1017 1906">
          <text:p/>
        </draw:connector>
        <draw:connector draw:style-name="gr20" draw:text-style-name="P4" draw:layer="layout" draw:type="line" svg:x1="16.05cm" svg:y1="3.794cm" svg:x2="15.097cm" svg:y2="5.699cm" draw:start-shape="id11" draw:start-glue-point="8" draw:end-shape="id5" draw:end-glue-point="0" svg:d="M16050 3794l-953 1905" svg:viewBox="0 0 954 1906">
          <text:p/>
        </draw:connector>
        <draw:connector draw:style-name="gr20" draw:text-style-name="P4" draw:layer="layout" draw:type="line" svg:x1="18.003cm" svg:y1="4.828cm" svg:x2="15.097cm" svg:y2="5.699cm" draw:start-shape="id12" draw:start-glue-point="8" draw:end-shape="id5" draw:end-glue-point="0" svg:d="M18003 4828l-2906 871" svg:viewBox="0 0 2907 872">
          <text:p/>
        </draw:connector>
        <draw:connector draw:style-name="gr20" draw:text-style-name="P4" draw:layer="layout" draw:type="line" svg:x1="16.494cm" svg:y1="6.27cm" svg:x2="18.272cm" svg:y2="6.271cm" draw:start-shape="id5" draw:start-glue-point="1" draw:end-shape="id13" draw:end-glue-point="5" svg:d="M16494 6270l1778 1" svg:viewBox="0 0 1779 2">
          <text:p/>
        </draw:connector>
        <draw:connector draw:style-name="gr20" draw:text-style-name="P4" draw:layer="layout" draw:type="line" svg:x1="20.812cm" svg:y1="6.271cm" svg:x2="22.59cm" svg:y2="6.27cm" draw:start-shape="id13" draw:start-glue-point="7" draw:end-shape="id14" draw:end-glue-point="3" svg:d="M20812 6271l1778-1" svg:viewBox="0 0 1779 2">
          <text:p/>
        </draw:connector>
        <draw:connector draw:style-name="gr20" draw:text-style-name="P4" draw:layer="layout" draw:type="line" svg:x1="23.86cm" svg:y1="4.937cm" svg:x2="23.923cm" svg:y2="5.699cm" draw:start-shape="id15" draw:start-glue-point="8" draw:end-shape="id14" draw:end-glue-point="0" svg:d="M23860 4937l63 762" svg:viewBox="0 0 64 763">
          <text:p/>
        </draw:connector>
        <draw:connector draw:style-name="gr20" draw:text-style-name="P4" draw:layer="layout" draw:type="line" svg:x1="25.257cm" svg:y1="6.27cm" svg:x2="25.511cm" svg:y2="6.271cm" draw:start-shape="id14" draw:start-glue-point="1" draw:end-shape="id16" draw:end-glue-point="6" svg:d="M25257 6270l254 1" svg:viewBox="0 0 255 2">
          <text:p/>
        </draw:connector>
        <draw:connector draw:style-name="gr20" draw:text-style-name="P4" draw:layer="layout" draw:type="line" svg:x1="23.923cm" svg:y1="6.842cm" svg:x2="26.908cm" svg:y2="7.731cm" draw:start-shape="id14" draw:start-glue-point="2" draw:end-shape="id17" draw:end-glue-point="4" svg:d="M23923 6842l2985 889" svg:viewBox="0 0 2986 890">
          <text:p/>
        </draw:connector>
        <draw:connector draw:style-name="gr20" draw:text-style-name="P4" draw:layer="layout" draw:type="line" svg:x1="22.209cm" svg:y1="9.7cm" svg:x2="23.923cm" svg:y2="6.842cm" draw:start-shape="id18" draw:start-glue-point="5" draw:end-shape="id14" draw:end-glue-point="2" svg:d="M22209 9700l1714-2858" svg:viewBox="0 0 1715 2859">
          <text:p/>
        </draw:connector>
        <draw:connector draw:style-name="gr20" draw:text-style-name="P4" draw:layer="layout" draw:type="line" svg:x1="22.209cm" svg:y1="9.7cm" svg:x2="21.041cm" svg:y2="9.67cm" draw:start-shape="id18" draw:start-glue-point="5" draw:end-shape="id19" draw:end-glue-point="10" svg:d="M22209 9700l-1168-30" svg:viewBox="0 0 1169 31">
          <text:p/>
        </draw:connector>
        <draw:frame draw:style-name="gr21" draw:text-style-name="P5" draw:layer="layout" svg:width="1.905cm" svg:height="1.207cm" svg:x="5.445cm" svg:y="6.524cm">
          <draw:text-box>
            <text:p><text:span text:style-name="T1">(1:N)</text:span></text:p>
          </draw:text-box>
        </draw:frame>
        <draw:frame draw:style-name="gr22" draw:text-style-name="P5" draw:layer="layout" svg:width="2.159cm" svg:height="0.729cm" svg:x="10.525cm" svg:y="5.986cm">
          <draw:text-box>
            <text:p><text:span text:style-name="T1">(1:1)</text:span></text:p>
          </draw:text-box>
        </draw:frame>
        <draw:frame draw:style-name="gr21" draw:text-style-name="P5" draw:layer="layout" svg:width="1.778cm" svg:height="1.207cm" svg:x="16.494cm" svg:y="5.699cm">
          <draw:text-box>
            <text:p><text:span text:style-name="T1">(0:N)</text:span></text:p>
          </draw:text-box>
        </draw:frame>
        <draw:frame draw:style-name="gr21" draw:text-style-name="P5" draw:layer="layout" svg:width="2.032cm" svg:height="1.207cm" svg:x="20.812cm" svg:y="5.699cm">
          <draw:text-box>
            <text:p><text:span text:style-name="T1">(1:M)</text:span></text:p>
          </draw:text-box>
        </draw:frame>
        <draw:custom-shape draw:style-name="gr23" draw:text-style-name="P2" draw:layer="layout" svg:width="0.001cm" svg:height="0.127cm" svg:x="19.79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25.638cm" svg:y1="9.7cm" svg:x2="23.923cm" svg:y2="6.842cm" draw:start-shape="id18" draw:start-glue-point="7" draw:end-shape="id14" draw:end-glue-point="2" svg:d="M25638 9700l-1715-2858" svg:viewBox="0 0 1716 2859">
          <text:p/>
        </draw:connector>
        <draw:frame draw:style-name="gr21" draw:text-style-name="P5" draw:layer="layout" svg:width="1.778cm" svg:height="1.207cm" svg:x="22.971cm" svg:y="7.858cm">
          <draw:text-box>
            <text:p><text:span text:style-name="T1">(0: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7:39:02.245666187</meta:creation-date>
    <dc:date>2017-05-08T18:54:25.704106345</dc:date>
    <meta:editing-duration>PT18M40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